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2a22" officeooo:paragraph-rsid="00172a22"/>
    </style:style>
    <style:style style:name="P2" style:family="paragraph" style:parent-style-name="Standard">
      <style:text-properties fo:font-weight="bold" officeooo:rsid="00172a22" officeooo:paragraph-rsid="00172a22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172a22" officeooo:paragraph-rsid="00172a22" style:font-weight-asian="bold" style:font-weight-complex="bold"/>
    </style:style>
    <style:style style:name="P4" style:family="paragraph" style:parent-style-name="Standard">
      <style:text-properties fo:font-weight="bold" officeooo:rsid="00189bd9" officeooo:paragraph-rsid="00189bd9" style:font-weight-asian="bold" style:font-weight-complex="bold"/>
    </style:style>
    <style:style style:name="P5" style:family="paragraph" style:parent-style-name="Standard">
      <style:text-properties fo:font-weight="normal" officeooo:rsid="00172a22" officeooo:paragraph-rsid="00172a22" style:font-weight-asian="normal" style:font-weight-complex="normal"/>
    </style:style>
    <style:style style:name="P6" style:family="paragraph" style:parent-style-name="Standard">
      <style:text-properties fo:font-style="normal" fo:font-weight="bold" officeooo:rsid="00189bd9" officeooo:paragraph-rsid="00189bd9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normal" officeooo:rsid="00189bd9" officeooo:paragraph-rsid="00189bd9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weight="normal" officeooo:rsid="00172a22" officeooo:paragraph-rsid="00172a22" style:font-weight-asian="normal" style:font-weight-complex="normal"/>
    </style:style>
    <style:style style:name="P9" style:family="paragraph" style:parent-style-name="Standard">
      <style:text-properties fo:font-style="normal" fo:font-weight="normal" officeooo:rsid="00172a22" officeooo:paragraph-rsid="00172a22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89bd9" officeooo:paragraph-rsid="00189bd9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break-before="page"/>
      <style:text-properties fo:font-style="normal" fo:font-weight="normal" officeooo:rsid="00189bd9" officeooo:paragraph-rsid="00189bd9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18ffdb" officeooo:paragraph-rsid="0018ffdb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bold" officeooo:rsid="00189bd9" officeooo:paragraph-rsid="00189bd9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fo:font-weight="bold" officeooo:rsid="0018ffdb" officeooo:paragraph-rsid="0018ffdb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break-before="page"/>
      <style:text-properties fo:font-style="normal" fo:font-weight="bold" officeooo:rsid="0018ffdb" officeooo:paragraph-rsid="0018ffdb" style:font-style-asian="normal" style:font-weight-asian="bold" style:font-style-complex="normal" style:font-weight-complex="bold"/>
    </style:style>
    <style:style style:name="T1" style:family="text">
      <style:text-properties fo:color="#0000cd" loext:opacity="100%"/>
    </style:style>
    <style:style style:name="T2" style:family="text">
      <style:text-properties fo:color="#0000cd" loext:opacity="100%" fo:font-weight="normal" style:font-weight-asian="normal" style:font-weight-complex="normal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fo:font-weight="normal" style:font-weight-asian="normal" style:font-weight-complex="normal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font-weight="normal" style:font-weight-asian="normal" style:font-weight-complex="normal"/>
    </style:style>
    <style:style style:name="T7" style:family="text">
      <style:text-properties fo:color="#a52a2a" loext:opacity="100%"/>
    </style:style>
    <style:style style:name="T8" style:family="text">
      <style:text-properties fo:color="#a52a2a" loext:opacity="100%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ñadir y remover Nodos (elementos HTML)</text:p>
      <text:p text:style-name="P1"/>
      <text:p text:style-name="P2">CREANDO NUEVOS ELEMENTOS HTML (NODOS)</text:p>
      <text:p text:style-name="P2"/>
      <text:p text:style-name="P5">Para añadir nuevos elementos al DOM HTML, debemos crear primero el elemento (nodo de tipo elemento) primero, y luego hacer un append (de ahora en adelante diremos vincularlo) a un elemento existente.</text:p>
      <text:p text:style-name="P5"/>
      <text:p text:style-name="P5"><text:span text:style-name="T1">&lt;</text:span>div<text:span text:style-name="T3"> id</text:span><text:span text:style-name="T1">="div1"&gt;</text:span><text:line-break/>  <text:span text:style-name="T1">&lt;</text:span>p<text:span text:style-name="T3"> id</text:span><text:span text:style-name="T1">="p1"&gt;</text:span>This is a paragraph.<text:span text:style-name="T1">&lt;</text:span>/p<text:span text:style-name="T1">&gt;</text:span><text:line-break/>  <text:span text:style-name="T1">&lt;</text:span>p<text:span text:style-name="T3"> id</text:span><text:span text:style-name="T1">="p2"&gt;</text:span>This is another paragraph.<text:span text:style-name="T1">&lt;</text:span>/p<text:span text:style-name="T1">&gt;</text:span><text:line-break/><text:span text:style-name="T1">&lt;</text:span>/div<text:span text:style-name="T1">&gt;</text:span><text:line-break/><text:line-break/><text:span text:style-name="T1">&lt;</text:span>script<text:span text:style-name="T1">&gt;</text:span><text:line-break/><text:span text:style-name="T1">const</text:span> para = document.<text:span text:style-name="T5">createElement</text:span>(<text:span text:style-name="T7">"p"</text:span>);<text:line-break/><text:span text:style-name="T1">const</text:span> node = document.<text:span text:style-name="T5">createTextNode</text:span>(<text:span text:style-name="T7">"This is new."</text:span>);<text:line-break/>para.<text:span text:style-name="T5">appendChild</text:span>(node);<text:line-break/><text:line-break/><text:span text:style-name="T1">const</text:span> element = document.<text:span text:style-name="T5">getElementById</text:span>(<text:span text:style-name="T7">"div1"</text:span>);<text:line-break/>element.<text:span text:style-name="T5">appendChild</text:span>(para);<text:line-break/><text:span text:style-name="T1">&lt;</text:span>/script<text:span text:style-name="T1">&gt;</text:span> </text:p>
      <text:p text:style-name="P5"/>
      <text:p text:style-name="P5"/>
      <text:p text:style-name="P2">EJEMPLO EXPLICADO</text:p>
      <text:p text:style-name="P2"><text:span text:style-name="T9"/></text:p>
      <text:p text:style-name="P5">Este código crea un nuevo elemento &lt;p&gt;</text:p>
      <text:p text:style-name="P2"><text:span text:style-name="T9"/></text:p>
      <text:p text:style-name="P5">const para = document.createElement("p"); </text:p>
      <text:p text:style-name="P2"><text:span text:style-name="T9"/></text:p>
      <text:p text:style-name="P5">Para añadir texto al elemento &lt;p&gt;, debes crear un nodo de texto en primer lugar.</text:p>
      <text:p text:style-name="P5">Este código crea un nodo de texto:</text:p>
      <text:p text:style-name="P2"><text:span text:style-name="T9"/></text:p>
      <text:p text:style-name="P5">const node = document.createTextNode("This is a new paragraph."); </text:p>
      <text:p text:style-name="P2"><text:span text:style-name="T9"/></text:p>
      <text:p text:style-name="P2"><text:span text:style-name="T9">Después debemos </text:span><text:span text:style-name="T10">vincular</text:span><text:span text:style-name="T13">(</text:span><text:span text:style-name="T10">append</text:span><text:span text:style-name="T13">) el nodo de texto al elemento &lt;p&gt;:</text:span></text:p>
      <text:p text:style-name="P2"><text:span text:style-name="T13"/></text:p>
      <text:p text:style-name="P9">para.appendChild(node); </text:p>
      <text:p text:style-name="P2"><text:span text:style-name="T13"/></text:p>
      <text:p text:style-name="P9">Finalmente, debemos vincular el elemento nuevo a un elemento existente.<text:line-break/>Este código encuentra el elemento existente:</text:p>
      <text:p text:style-name="P2"><text:span text:style-name="T13"/></text:p>
      <text:p text:style-name="P9">const element = document.getElementById("div1"); </text:p>
      <text:p text:style-name="P2"><text:span text:style-name="T13"/></text:p>
      <text:p text:style-name="P9">Y este código vincula el nuevo elemento al elemento existente:</text:p>
      <text:p text:style-name="P2"><text:span text:style-name="T13"/></text:p>
      <text:p text:style-name="P9">element.appendChild(para); </text:p>
      <text:p text:style-name="P3"><text:span text:style-name="T13"/></text:p>
      <text:p text:style-name="P6">CREANDO NUEVOS ELEMENTOS HTML – insertBefore()</text:p>
      <text:p text:style-name="P4"><text:span text:style-name="T13"/></text:p>
      <text:p text:style-name="P4"><text:span text:style-name="T13">El método </text:span><text:span text:style-name="T10">appendChild()</text:span><text:span text:style-name="T13"> en el ejemplo previo vincula el elemento nuevo como último hijo del padre.</text:span></text:p>
      <text:p text:style-name="P4"><text:span text:style-name="T13"/></text:p>
      <text:p text:style-name="P4"><text:span text:style-name="T13">Si no queremos esto, podemos usar </text:span><text:span text:style-name="T10">insertBefore()</text:span><text:span text:style-name="T12">:</text:span></text:p>
      <text:p text:style-name="P4"><text:span text:style-name="T12"/></text:p>
      <text:p text:style-name="P6"><text:span text:style-name="T2">&lt;</text:span><text:span text:style-name="T9">div</text:span><text:span text:style-name="T4"> id</text:span><text:span text:style-name="T2">="div1"&gt;</text:span><text:span text:style-name="T9"><text:line-break/>  </text:span><text:span text:style-name="T2">&lt;</text:span><text:span text:style-name="T9">p</text:span><text:span text:style-name="T4"> id</text:span><text:span text:style-name="T2">="p1"&gt;</text:span><text:span text:style-name="T9">This is a paragraph.</text:span><text:span text:style-name="T2">&lt;</text:span><text:span text:style-name="T9">/p</text:span><text:span text:style-name="T2">&gt;</text:span><text:span text:style-name="T9"><text:line-break/>  </text:span><text:span text:style-name="T2">&lt;</text:span><text:span text:style-name="T9">p</text:span><text:span text:style-name="T4"> id</text:span><text:span text:style-name="T2">="p2"&gt;</text:span><text:span text:style-name="T9">This is another paragraph.</text:span><text:span text:style-name="T2">&lt;</text:span><text:span text:style-name="T9">/p</text:span><text:span text:style-name="T2">&gt;</text:span><text:span text:style-name="T9"><text:line-break/></text:span><text:span text:style-name="T2">&lt;</text:span><text:span text:style-name="T9">/div</text:span><text:span text:style-name="T2">&gt;</text:span><text:span text:style-name="T9"><text:line-break/><text:line-break/></text:span><text:span text:style-name="T2">&lt;</text:span><text:span text:style-name="T9">script</text:span><text:span text:style-name="T2">&gt;</text:span><text:span text:style-name="T9"><text:line-break/></text:span><text:span text:style-name="T2">const</text:span><text:span text:style-name="T9"> para = document.</text:span><text:span text:style-name="T6">createElement</text:span><text:span text:style-name="T9">(</text:span><text:span text:style-name="T8">"p"</text:span><text:span text:style-name="T9">);<text:line-break/></text:span><text:span text:style-name="T2">const</text:span><text:span text:style-name="T9"> node = document.</text:span><text:span text:style-name="T6">createTextNode</text:span><text:span text:style-name="T9">(</text:span><text:span text:style-name="T8">"This is new."</text:span><text:span text:style-name="T9">);<text:line-break/>para.</text:span><text:span text:style-name="T6">appendChild</text:span><text:span text:style-name="T9">(node);<text:line-break/><text:line-break/></text:span><text:span text:style-name="T2">const</text:span><text:span text:style-name="T9"> element = document.</text:span><text:span text:style-name="T6">getElementById</text:span><text:span text:style-name="T9">(</text:span><text:span text:style-name="T8">"div1"</text:span><text:span text:style-name="T9">);<text:line-break/></text:span><text:span text:style-name="T2">const</text:span><text:span text:style-name="T9"> child = document.</text:span><text:span text:style-name="T6">getElementById</text:span><text:span text:style-name="T9">(</text:span><text:span text:style-name="T8">"p1"</text:span><text:span text:style-name="T9">);<text:line-break/>element.</text:span><text:span text:style-name="T6">insertBefore</text:span><text:span text:style-name="T9">(para, child);<text:line-break/></text:span><text:span text:style-name="T2">&lt;</text:span><text:span text:style-name="T9">/script</text:span><text:span text:style-name="T2">&gt;</text:span><text:span text:style-name="T9"> </text:span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ELIMINANDO ELEMENTOS HTML EXISTENTES</text:p>
      <text:p text:style-name="P6"/>
      <text:p text:style-name="P7">Para eliminar un elemento HTML, usamos el método <text:span text:style-name="T11">remove()</text:span>:</text:p>
      <text:p text:style-name="P7"/>
      <text:p text:style-name="P7"><text:span text:style-name="T1">&lt;</text:span>div<text:span text:style-name="T1">&gt;</text:span><text:line-break/>  <text:span text:style-name="T1">&lt;</text:span>p<text:span text:style-name="T3"> id</text:span><text:span text:style-name="T1">="p1"&gt;</text:span>This is a paragraph.<text:span text:style-name="T1">&lt;</text:span>/p<text:span text:style-name="T1">&gt;</text:span><text:line-break/>  <text:span text:style-name="T1">&lt;</text:span>p<text:span text:style-name="T3"> id</text:span><text:span text:style-name="T1">="p2"&gt;</text:span>This is another paragraph.<text:span text:style-name="T1">&lt;</text:span>/p<text:span text:style-name="T1">&gt;</text:span><text:line-break/><text:span text:style-name="T1">&lt;</text:span>/div<text:span text:style-name="T1">&gt;</text:span><text:line-break/><text:line-break/><text:span text:style-name="T1">&lt;</text:span>script<text:span text:style-name="T1">&gt;</text:span><text:line-break/><text:span text:style-name="T1">const</text:span> elmnt = document.<text:span text:style-name="T5">getElementById</text:span>(<text:span text:style-name="T7">"p1"</text:span>); elmnt.<text:span text:style-name="T5">remove</text:span>();<text:line-break/><text:span text:style-name="T1">&lt;</text:span>/script<text:span text:style-name="T1">&gt;</text:span> </text:p>
      <text:p text:style-name="P7"/>
      <text:p text:style-name="P6">EJEMPLO EXPLICADO</text:p>
      <text:p text:style-name="P6"><text:span text:style-name="T9"/></text:p>
      <text:p text:style-name="P7">El documento HTML contiene un elemento &lt;div&gt; con dos nodos child (dos elementos &lt;p&gt;):</text:p>
      <text:p text:style-name="P6"><text:span text:style-name="T9"/></text:p>
      <text:p text:style-name="P6"><text:span text:style-name="T2">&lt;</text:span><text:span text:style-name="T9">div</text:span><text:span text:style-name="T2">&gt;</text:span><text:span text:style-name="T9"><text:line-break/>  </text:span><text:span text:style-name="T2">&lt;</text:span><text:span text:style-name="T9">p</text:span><text:span text:style-name="T4"> id</text:span><text:span text:style-name="T2">="p1"&gt;</text:span><text:span text:style-name="T9">This is a paragraph.</text:span><text:span text:style-name="T2">&lt;</text:span><text:span text:style-name="T9">/p</text:span><text:span text:style-name="T2">&gt;</text:span><text:span text:style-name="T9"><text:line-break/>  </text:span><text:span text:style-name="T2">&lt;</text:span><text:span text:style-name="T9">p</text:span><text:span text:style-name="T4"> id</text:span><text:span text:style-name="T2">="p2"&gt;</text:span><text:span text:style-name="T9">This is another paragraph.</text:span><text:span text:style-name="T2">&lt;</text:span><text:span text:style-name="T9">/p</text:span><text:span text:style-name="T2">&gt;</text:span><text:span text:style-name="T9"><text:line-break/></text:span><text:span text:style-name="T2">&lt;</text:span><text:span text:style-name="T9">/div</text:span><text:span text:style-name="T2">&gt;</text:span><text:span text:style-name="T9"> </text:span></text:p>
      <text:p text:style-name="P6"><text:span text:style-name="T9"/></text:p>
      <text:p text:style-name="P7">Encontramos el elemento que queremos borrar:</text:p>
      <text:p text:style-name="P7">const elmnt = document.getElementById("p1"); </text:p>
      <text:p text:style-name="P6"><text:span text:style-name="T9"/></text:p>
      <text:p text:style-name="P7">Y ejecutamos el método remove() en ese elemento:</text:p>
      <text:p text:style-name="P7">elmnt.remove();</text:p>
      <text:p text:style-name="P11"/>
      <text:p text:style-name="P12">NOTA: remove() no funciona en navegadores viejos, ver el ejemplo abajo de como usar <text:span text:style-name="T11">removeChild()</text:span> en su lugar.</text:p>
      <text:p text:style-name="P12"/>
      <text:p text:style-name="P14">ELIMINANDO UN NODO CHILD</text:p>
      <text:p text:style-name="P14"><text:span text:style-name="T9"/></text:p>
      <text:p text:style-name="P14"><text:span text:style-name="T9">Para navegadores que no apoyen el uso del método remove(), encontramos el nodo padre para eliminar un elemento:</text:span></text:p>
      <text:p text:style-name="P14"><text:span text:style-name="T9"/></text:p>
      <text:p text:style-name="P14"><text:span text:style-name="T2">&lt;</text:span><text:span text:style-name="T9">div</text:span><text:span text:style-name="T4"> id</text:span><text:span text:style-name="T2">="div1"&gt;</text:span><text:span text:style-name="T9"><text:line-break/>  </text:span><text:span text:style-name="T2">&lt;</text:span><text:span text:style-name="T9">p</text:span><text:span text:style-name="T4"> id</text:span><text:span text:style-name="T2">="p1"&gt;</text:span><text:span text:style-name="T9">This is a paragraph.</text:span><text:span text:style-name="T2">&lt;</text:span><text:span text:style-name="T9">/p</text:span><text:span text:style-name="T2">&gt;</text:span><text:span text:style-name="T9"><text:line-break/>  </text:span><text:span text:style-name="T2">&lt;</text:span><text:span text:style-name="T9">p</text:span><text:span text:style-name="T4"> id</text:span><text:span text:style-name="T2">="p2"&gt;</text:span><text:span text:style-name="T9">This is another paragraph.</text:span><text:span text:style-name="T2">&lt;</text:span><text:span text:style-name="T9">/p</text:span><text:span text:style-name="T2">&gt;</text:span><text:span text:style-name="T9"><text:line-break/></text:span><text:span text:style-name="T2">&lt;</text:span><text:span text:style-name="T9">/div</text:span><text:span text:style-name="T2">&gt;</text:span><text:span text:style-name="T9"><text:line-break/><text:line-break/></text:span><text:span text:style-name="T2">&lt;</text:span><text:span text:style-name="T9">script</text:span><text:span text:style-name="T2">&gt;</text:span><text:span text:style-name="T9"><text:line-break/></text:span><text:span text:style-name="T2">const</text:span><text:span text:style-name="T9"> parent = document.</text:span><text:span text:style-name="T6">getElementById</text:span><text:span text:style-name="T9">(</text:span><text:span text:style-name="T8">"div1"</text:span><text:span text:style-name="T9">);<text:line-break/></text:span><text:span text:style-name="T2">const</text:span><text:span text:style-name="T9"> child = document.</text:span><text:span text:style-name="T6">getElementById</text:span><text:span text:style-name="T9">(</text:span><text:span text:style-name="T8">"p1"</text:span><text:span text:style-name="T9">);<text:line-break/>parent.</text:span><text:span text:style-name="T6">removeChild</text:span><text:span text:style-name="T9">(child);<text:line-break/></text:span><text:span text:style-name="T2">&lt;</text:span><text:span text:style-name="T9">/script</text:span><text:span text:style-name="T2">&gt;</text:span><text:span text:style-name="T9"> </text:span></text:p>
      <text:p text:style-name="P14"><text:span text:style-name="T9"/></text:p>
      <text:p text:style-name="P14">EJEMPLO EXPLICADO</text:p>
      <text:p text:style-name="P14"><text:span text:style-name="T9"/></text:p>
      <text:p text:style-name="P14"><text:span text:style-name="T9">Este documento HTML contiene un elemento &lt;div&gt; con dos nodos hijos (dos elementos &lt;p&gt;)</text:span></text:p>
      <text:p text:style-name="P14"><text:span text:style-name="T9"/></text:p>
      <text:p text:style-name="P14"><text:span text:style-name="T2">&lt;</text:span><text:span text:style-name="T9">div</text:span><text:span text:style-name="T4"> id</text:span><text:span text:style-name="T2">="div1"&gt;</text:span><text:span text:style-name="T9"><text:line-break/>  </text:span><text:span text:style-name="T2">&lt;</text:span><text:span text:style-name="T9">p</text:span><text:span text:style-name="T4"> id</text:span><text:span text:style-name="T2">="p1"&gt;</text:span><text:span text:style-name="T9">This is a paragraph.</text:span><text:span text:style-name="T2">&lt;</text:span><text:span text:style-name="T9">/p</text:span><text:span text:style-name="T2">&gt;</text:span><text:span text:style-name="T9"><text:line-break/>  </text:span><text:span text:style-name="T2">&lt;</text:span><text:span text:style-name="T9">p</text:span><text:span text:style-name="T4"> id</text:span><text:span text:style-name="T2">="p2"&gt;</text:span><text:span text:style-name="T9">This is another paragraph.</text:span><text:span text:style-name="T2">&lt;</text:span><text:span text:style-name="T9">/p</text:span><text:span text:style-name="T2">&gt;</text:span><text:span text:style-name="T9"><text:line-break/></text:span><text:span text:style-name="T2">&lt;</text:span><text:span text:style-name="T9">/div</text:span><text:span text:style-name="T2">&gt;</text:span><text:span text:style-name="T9"> </text:span></text:p>
      <text:p text:style-name="P14"><text:span text:style-name="T9"/></text:p>
      <text:p text:style-name="P14"><text:span text:style-name="T9">Encontramos el elemento con id=”div1”, que es el padre</text:span></text:p>
      <text:p text:style-name="P14"><text:span text:style-name="T9"/></text:p>
      <text:p text:style-name="P14"><text:span text:style-name="T9">const parent = document.getElementById("div1"); </text:span></text:p>
      <text:p text:style-name="P14"><text:span text:style-name="T9"/></text:p>
      <text:p text:style-name="P14"><text:span text:style-name="T9">Encontramos el elemento &lt;p&gt; con id=”p1”:</text:span></text:p>
      <text:p text:style-name="P14"><text:span text:style-name="T9"/></text:p>
      <text:p text:style-name="P14"><text:span text:style-name="T9">const child = document.getElementById("p1"); </text:span></text:p>
      <text:p text:style-name="P14"><text:span text:style-name="T9"/></text:p>
      <text:p text:style-name="P14"><text:span text:style-name="T9">Eliminamos el hijo del padre:</text:span></text:p>
      <text:p text:style-name="P14"><text:span text:style-name="T9"/></text:p>
      <text:p text:style-name="P14"><text:span text:style-name="T9">parent.removeChild(child);</text:span></text:p>
      <text:p text:style-name="P14"><text:span text:style-name="T9"/></text:p>
      <text:p text:style-name="P14"><text:span text:style-name="T9">Una forma más práctica de hacerlo es encontrar el hijo que queremos eliminar y usar su propiedad parentNode para encontrar su padre:</text:span></text:p>
      <text:p text:style-name="P14"><text:span text:style-name="T9"/></text:p>
      <text:p text:style-name="P14"><text:span text:style-name="T9">const child = document.getElementById("p1");<text:line-break/>child.parentNode.removeChild(child); </text:span></text:p>
      <text:p text:style-name="P14"><text:span text:style-name="T9"/></text:p>
      <text:p text:style-name="P14"><text:span text:style-name="T9"/></text:p>
      <text:p text:style-name="P15"><text:span text:style-name="T9"/></text:p>
      <text:p text:style-name="P14">CAMBIANDO ELEMENTOS HTML</text:p>
      <text:p text:style-name="P14"><text:span text:style-name="T9"/></text:p>
      <text:p text:style-name="P14"><text:span text:style-name="T9">Para cambiar un elemento del DOM , usar el método </text:span><text:span text:style-name="T10">replaceChild()</text:span><text:span text:style-name="T9"> </text:span></text:p>
      <text:p text:style-name="P14"><text:span text:style-name="T9"/></text:p>
      <text:p text:style-name="P14"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13:40:49.239000000</meta:creation-date>
    <dc:date>2024-02-26T14:10:05.417000000</dc:date>
    <meta:editing-duration>PT29M5S</meta:editing-duration>
    <meta:editing-cycles>3</meta:editing-cycles>
    <meta:generator>LibreOffice/7.6.4.1$Windows_X86_64 LibreOffice_project/e19e193f88cd6c0525a17fb7a176ed8e6a3e2aa1</meta:generator>
    <meta:document-statistic meta:table-count="0" meta:image-count="0" meta:object-count="0" meta:page-count="4" meta:paragraph-count="47" meta:word-count="465" meta:character-count="3648" meta:non-whitespace-character-count="3183"/>
  </office:meta>
</office:document-meta>
</file>